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LA_NA_REDE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57 USF MAIS GILBERTO FREYRE BOLA NA RE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BOLA NA REDE I, 00001544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31M0S" table:style-name="ce3">
            <text:p>15:31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YSE ROBERTA CONCEICAO DAMIAO</text:p>
          </table:table-cell>
          <table:table-cell office:value-type="date" office:date-value="2000-04-08T00:00:00" table:style-name="ce2">
            <text:p>08/04/2000</text:p>
          </table:table-cell>
          <table:table-cell office:value-type="string" table:style-name="ce1">
            <text:p>25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9.278.124-80</text:p>
          </table:table-cell>
          <table:table-cell office:value-type="float" office:value="898004668097774" table:style-name="ce1">
            <text:p>8,98005E+14</text:p>
          </table:table-cell>
          <table:table-cell office:value-type="string" table:style-name="ce1">
            <text:p>(81) 99383-59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 prat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 DE DANILO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1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175" table:style-name="ce1">
            <text:p>175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108/64</text:p>
          </table:table-cell>
          <table:table-cell office:value-type="date" office:date-value="2025-07-09T00:00:00" table:style-name="ce2">
            <text:p>09/07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VITORIA PEREIRA DA SILVA</text:p>
          </table:table-cell>
          <table:table-cell office:value-type="date" office:date-value="2000-12-09T00:00:00" table:style-name="ce2">
            <text:p>09/12/2000</text:p>
          </table:table-cell>
          <table:table-cell office:value-type="string" table:style-name="ce1">
            <text:p>24 anos e 8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0.669.104-64</text:p>
          </table:table-cell>
          <table:table-cell office:value-type="float" office:value="706406143219281" table:style-name="ce1">
            <text:p>7,06406E+14</text:p>
          </table:table-cell>
          <table:table-cell office:value-type="string" table:style-name="ce1">
            <text:p>(81) 99472-52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éas jorge andrade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CS GILSON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1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6" table:style-name="ce1">
            <text:p>52,6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7/83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LA FERNANDES DE MOURA</text:p>
          </table:table-cell>
          <table:table-cell office:value-type="date" office:date-value="2000-01-24T00:00:00" table:style-name="ce2">
            <text:p>24/01/2000</text:p>
          </table:table-cell>
          <table:table-cell office:value-type="string" table:style-name="ce1">
            <text:p>25 anos e 7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8.046.714-46</text:p>
          </table:table-cell>
          <table:table-cell office:value-type="float" office:value="707608286151395" table:style-name="ce1">
            <text:p>7,07608E+14</text:p>
          </table:table-cell>
          <table:table-cell office:value-type="string" table:style-name="ce1">
            <text:p>(81) 99199-38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éas jorge andrad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CS GILSON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11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4" table:style-name="ce1">
            <text:p>95,4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8/78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LENA FERREIRA GONCALVES</text:p>
          </table:table-cell>
          <table:table-cell office:value-type="date" office:date-value="2005-05-02T00:00:00" table:style-name="ce2">
            <text:p>02/05/2005</text:p>
          </table:table-cell>
          <table:table-cell office:value-type="string" table:style-name="ce1">
            <text:p>20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234.534-41</text:p>
          </table:table-cell>
          <table:table-cell office:value-type="float" office:value="704006113163870" table:style-name="ce1">
            <text:p>7,04006E+14</text:p>
          </table:table-cell>
          <table:table-cell office:value-type="string" table:style-name="ce1">
            <text:p>(81) 98344-11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éas jorge andrade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ACS GILSON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1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7" table:style-name="ce1">
            <text:p>56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98/6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ZITANIA BIANCA PEREIRA</text:p>
          </table:table-cell>
          <table:table-cell office:value-type="date" office:date-value="2006-02-05T00:00:00" table:style-name="ce2">
            <text:p>05/02/2006</text:p>
          </table:table-cell>
          <table:table-cell office:value-type="string" table:style-name="ce1">
            <text:p>19 anos e 6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20.580.554-62</text:p>
          </table:table-cell>
          <table:table-cell office:value-type="float" office:value="898003737791548" table:style-name="ce1">
            <text:p>8,98004E+14</text:p>
          </table:table-cell>
          <table:table-cell office:value-type="string" table:style-name="ce1">
            <text:p>(81) 99158-85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éas jorge andrad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CS GILSON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1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02/69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HELENA DA SILVA</text:p>
          </table:table-cell>
          <table:table-cell office:value-type="date" office:date-value="2001-04-03T00:00:00" table:style-name="ce2">
            <text:p>03/04/2001</text:p>
          </table:table-cell>
          <table:table-cell office:value-type="string" table:style-name="ce1">
            <text:p>24 anos e 4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726.784-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87-89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rada da mumbec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EA DESCOBERT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7" table:style-name="ce1">
            <text:p>80,7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22/69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REGINA DE SOUZA SANTOS</text:p>
          </table:table-cell>
          <table:table-cell office:value-type="date" office:date-value="1998-08-03T00:00:00" table:style-name="ce2">
            <text:p>03/08/1998</text:p>
          </table:table-cell>
          <table:table-cell office:value-type="string" table:style-name="ce1">
            <text:p>27 ano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242.614-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12-27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rada da mumbec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REA DESCOBERT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400000000000006" table:style-name="ce1">
            <text:p>77,4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90/70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QUEREN MELO DA SILVA</text:p>
          </table:table-cell>
          <table:table-cell office:value-type="date" office:date-value="1997-08-20T00:00:00" table:style-name="ce2">
            <text:p>20/08/1997</text:p>
          </table:table-cell>
          <table:table-cell office:value-type="string" table:style-name="ce1">
            <text:p>28 ano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9.288.184-09</text:p>
          </table:table-cell>
          <table:table-cell office:value-type="float" office:value="702408095174928" table:style-name="ce1">
            <text:p>7,02408E+14</text:p>
          </table:table-cell>
          <table:table-cell office:value-type="string" table:style-name="ce1">
            <text:p>(81) 99464-51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éa pabst craveir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BOLA NA RE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13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3" table:style-name="ce1">
            <text:p>112,3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22/8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HE DE OLIVEIRA SILVA</text:p>
          </table:table-cell>
          <table:table-cell office:value-type="date" office:date-value="1993-08-15T00:00:00" table:style-name="ce2">
            <text:p>15/08/1993</text:p>
          </table:table-cell>
          <table:table-cell office:value-type="string" table:style-name="ce1">
            <text:p>32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893.064-00</text:p>
          </table:table-cell>
          <table:table-cell office:value-type="float" office:value="700500991307054" table:style-name="ce1">
            <text:p>7,00501E+14</text:p>
          </table:table-cell>
          <table:table-cell office:value-type="string" table:style-name="ce1">
            <text:p>(81) 98977-59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que paes barreto</text:p>
          </table:table-cell>
          <table:table-cell office:value-type="string" table:style-name="ce1">
            <text:p>66A</text:p>
          </table:table-cell>
          <table:table-cell office:value-type="string" table:style-name="ce1">
            <text:p>BOLA NA REDE GUABIRAB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14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2" table:style-name="ce1">
            <text:p>86,2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41/78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A NUNES DA SILVA</text:p>
          </table:table-cell>
          <table:table-cell office:value-type="date" office:date-value="1989-08-01T00:00:00" table:style-name="ce2">
            <text:p>01/08/1989</text:p>
          </table:table-cell>
          <table:table-cell office:value-type="string" table:style-name="ce1">
            <text:p>36 anos e 1 mê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662.764-92</text:p>
          </table:table-cell>
          <table:table-cell office:value-type="float" office:value="700501332876552" table:style-name="ce1">
            <text:p>7,00501E+14</text:p>
          </table:table-cell>
          <table:table-cell office:value-type="string" table:style-name="ce1">
            <text:p>(00) 0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que paes barret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CATINH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9" table:style-name="ce1">
            <text:p>96,9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9/79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A MARIA RODRIGUES DE LIMA</text:p>
          </table:table-cell>
          <table:table-cell office:value-type="date" office:date-value="1989-09-20T00:00:00" table:style-name="ce2">
            <text:p>20/09/1989</text:p>
          </table:table-cell>
          <table:table-cell office:value-type="string" table:style-name="ce1">
            <text:p>35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536.954-04</text:p>
          </table:table-cell>
          <table:table-cell office:value-type="float" office:value="705207449519171" table:style-name="ce1">
            <text:p>7,05207E+14</text:p>
          </table:table-cell>
          <table:table-cell office:value-type="string" table:style-name="ce1">
            <text:p>(81) 99420-57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orada verd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Lotamento Morada Ver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425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92/67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RIELLY STEFNE NASCIMENTO SILVA</text:p>
          </table:table-cell>
          <table:table-cell office:value-type="date" office:date-value="2005-05-29T00:00:00" table:style-name="ce2">
            <text:p>29/05/2005</text:p>
          </table:table-cell>
          <table:table-cell office:value-type="string" table:style-name="ce1">
            <text:p>20 anos e 3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7.611.274-48</text:p>
          </table:table-cell>
          <table:table-cell office:value-type="float" office:value="898004172511378" table:style-name="ce1">
            <text:p>8,98004E+14</text:p>
          </table:table-cell>
          <table:table-cell office:value-type="string" table:style-name="ce1">
            <text:p>(81) 99480-37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umbeca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BL 04 APT 303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6" table:style-name="ce1">
            <text:p>85,6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0/8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ORGIA PRISCILLA FERREIRA RAMOS</text:p>
          </table:table-cell>
          <table:table-cell office:value-type="date" office:date-value="1992-03-26T00:00:00" table:style-name="ce2">
            <text:p>26/03/1992</text:p>
          </table:table-cell>
          <table:table-cell office:value-type="string" table:style-name="ce1">
            <text:p>33 anos e 5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593.434-00</text:p>
          </table:table-cell>
          <table:table-cell office:value-type="float" office:value="702601792490343" table:style-name="ce1">
            <text:p>7,02602E+14</text:p>
          </table:table-cell>
          <table:table-cell office:value-type="string" table:style-name="ce1">
            <text:p>(81) 99925-85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umbeca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BL 07 APT 102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TIANE TEIXEIRA BEZERRA</text:p>
          </table:table-cell>
          <table:table-cell office:value-type="date" office:date-value="1985-09-13T00:00:00" table:style-name="ce2">
            <text:p>13/09/1985</text:p>
          </table:table-cell>
          <table:table-cell office:value-type="string" table:style-name="ce1">
            <text:p>39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5.884.824-00</text:p>
          </table:table-cell>
          <table:table-cell office:value-type="float" office:value="704009876307662" table:style-name="ce1">
            <text:p>7,0401E+14</text:p>
          </table:table-cell>
          <table:table-cell office:value-type="string" table:style-name="ce1">
            <text:p>(81) 98620-36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umbeca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BL 05 APT 301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3" table:style-name="ce1">
            <text:p>87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115/76</text:p>
          </table:table-cell>
          <table:table-cell office:value-type="date" office:date-value="2025-07-25T00:00:00" table:style-name="ce2">
            <text:p>25/07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EDJA KEROLAYNE DE FARIAS</text:p>
          </table:table-cell>
          <table:table-cell office:value-type="date" office:date-value="2005-10-20T00:00:00" table:style-name="ce2">
            <text:p>20/10/2005</text:p>
          </table:table-cell>
          <table:table-cell office:value-type="string" table:style-name="ce1">
            <text:p>19 anos e 10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7.436.114-55</text:p>
          </table:table-cell>
          <table:table-cell office:value-type="float" office:value="898003729981937" table:style-name="ce1">
            <text:p>8,98004E+14</text:p>
          </table:table-cell>
          <table:table-cell office:value-type="string" table:style-name="ce1">
            <text:p>(81) 99525-0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empre verd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LOTEAMENTO MORADA VER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423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4" table:style-name="ce1">
            <text:p>55,4</text:p>
          </table:table-cell>
          <table:table-cell office:value-type="float" office:value="151" table:style-name="ce1">
            <text:p>151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72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IRLANE DIOCENY DA SILVA</text:p>
          </table:table-cell>
          <table:table-cell office:value-type="date" office:date-value="1988-04-24T00:00:00" table:style-name="ce2">
            <text:p>24/04/1988</text:p>
          </table:table-cell>
          <table:table-cell office:value-type="string" table:style-name="ce1">
            <text:p>37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1.083.964-41</text:p>
          </table:table-cell>
          <table:table-cell office:value-type="float" office:value="706001846321143" table:style-name="ce1">
            <text:p>7,06002E+14</text:p>
          </table:table-cell>
          <table:table-cell office:value-type="string" table:style-name="ce1">
            <text:p>(81) 98780-12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umbeca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BL 01 APT 103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3" table:style-name="ce1">
            <text:p>88,3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9/81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ANA GARDENIA DOS SANTOS</text:p>
          </table:table-cell>
          <table:table-cell office:value-type="date" office:date-value="1999-08-10T00:00:00" table:style-name="ce2">
            <text:p>10/08/1999</text:p>
          </table:table-cell>
          <table:table-cell office:value-type="string" table:style-name="ce1">
            <text:p>26 ano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842.614-09</text:p>
          </table:table-cell>
          <table:table-cell office:value-type="float" office:value="705209495824978" table:style-name="ce1">
            <text:p>7,05209E+14</text:p>
          </table:table-cell>
          <table:table-cell office:value-type="string" table:style-name="ce1">
            <text:p>(81) 98565-23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1919-19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umbeca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BL 04 AP 402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" table:style-name="ce1">
            <text:p>67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2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ZULENE ALBINO DA SILVA</text:p>
          </table:table-cell>
          <table:table-cell office:value-type="date" office:date-value="1987-08-26T00:00:00" table:style-name="ce2">
            <text:p>26/08/1987</text:p>
          </table:table-cell>
          <table:table-cell office:value-type="string" table:style-name="ce1">
            <text:p>38 ano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955.944-57</text:p>
          </table:table-cell>
          <table:table-cell office:value-type="float" office:value="707004864823237" table:style-name="ce1">
            <text:p>7,07005E+14</text:p>
          </table:table-cell>
          <table:table-cell office:value-type="string" table:style-name="ce1">
            <text:p>(81) 99100-24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00-249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speranç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LOTEAMENTO MORADA VER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42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3" table:style-name="ce1">
            <text:p>85,3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22/84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MICHELY DA SILVA</text:p>
          </table:table-cell>
          <table:table-cell office:value-type="date" office:date-value="1997-02-03T00:00:00" table:style-name="ce2">
            <text:p>03/02/1997</text:p>
          </table:table-cell>
          <table:table-cell office:value-type="string" table:style-name="ce1">
            <text:p>28 anos e 6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169.654-37</text:p>
          </table:table-cell>
          <table:table-cell office:value-type="float" office:value="708103597076431" table:style-name="ce1">
            <text:p>7,08104E+14</text:p>
          </table:table-cell>
          <table:table-cell office:value-type="string" table:style-name="ce1">
            <text:p>(81) 99161-02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umbeca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099999999999994" table:style-name="ce1">
            <text:p>77,1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110/79</text:p>
          </table:table-cell>
          <table:table-cell office:value-type="date" office:date-value="2025-08-06T00:00:00" table:style-name="ce2">
            <text:p>06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NNE FARIAS DE ARAUJO</text:p>
          </table:table-cell>
          <table:table-cell office:value-type="date" office:date-value="2002-06-07T00:00:00" table:style-name="ce2">
            <text:p>07/06/2002</text:p>
          </table:table-cell>
          <table:table-cell office:value-type="string" table:style-name="ce1">
            <text:p>23 anos e 2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5.456.524-17</text:p>
          </table:table-cell>
          <table:table-cell office:value-type="float" office:value="706400667597980" table:style-name="ce1">
            <text:p>7,06401E+14</text:p>
          </table:table-cell>
          <table:table-cell office:value-type="string" table:style-name="ce1">
            <text:p>(81) 99365-7045</text:p>
          </table:table-cell>
          <table:table-cell office:value-type="string" table:style-name="ce1">
            <text:p>(81) 99823-27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a estrada da mumbeca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B3 Apt 103 Xo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0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35/6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25:23Z</meta:creation-date>
    <dc:date>2025-09-16T19:25:23Z</dc:date>
  </office:meta>
</office:document-meta>
</file>